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2F6AE91936E.png"/>
  <manifest:file-entry manifest:media-type="image/png" manifest:full-path="Pictures/1000020100000640000002F663F7A2C8.png"/>
  <manifest:file-entry manifest:media-type="image/png" manifest:full-path="Pictures/1000020100000640000002F66B20DFDE.png"/>
  <manifest:file-entry manifest:media-type="image/png" manifest:full-path="Pictures/1000020100000640000002F67AE3F2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7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6.604cm" svg:x="1.001cm" svg:y="1.222cm">
            <draw:image xlink:href="Pictures/1000020100000640000002F67AE3F212.png" xlink:type="simple" xlink:show="embed" xlink:actuate="onLoad">
              <text:p/>
            </draw:image>
          </draw:frame>
          <draw:frame draw:style-name="gr1" draw:text-style-name="P1" draw:layer="layout" svg:width="19.589cm" svg:height="6.604cm" svg:x="0.975cm" svg:y="7.523cm">
            <draw:image xlink:href="Pictures/1000020100000640000002F66B20DFDE.png" xlink:type="simple" xlink:show="embed" xlink:actuate="onLoad">
              <text:p/>
            </draw:image>
          </draw:frame>
          <draw:frame draw:style-name="gr1" draw:text-style-name="P1" draw:layer="layout" svg:width="19.589cm" svg:height="6.604cm" svg:x="0.858cm" svg:y="13.847cm">
            <draw:image xlink:href="Pictures/1000020100000640000002F6AE91936E.png" xlink:type="simple" xlink:show="embed" xlink:actuate="onLoad">
              <text:p/>
            </draw:image>
          </draw:frame>
          <draw:frame draw:style-name="gr1" draw:text-style-name="P1" draw:layer="layout" svg:width="19.589cm" svg:height="6.604cm" svg:x="0.824cm" svg:y="20.136cm">
            <draw:image xlink:href="Pictures/1000020100000640000002F663F7A2C8.png" xlink:type="simple" xlink:show="embed" xlink:actuate="onLoad">
              <text:p/>
            </draw:image>
          </draw:frame>
          <draw:frame draw:style-name="gr2" draw:text-style-name="P2" draw:layer="layout" svg:width="2.073cm" svg:height="0.738cm" svg:x="15.447cm" svg:y="21.792cm">
            <draw:text-box>
              <text:p><text:span text:style-name="T1">T= 85°C</text:span></text:p>
            </draw:text-box>
          </draw:frame>
          <draw:frame draw:style-name="gr2" draw:text-style-name="P2" draw:layer="layout" svg:width="2.073cm" svg:height="0.738cm" svg:x="15.448cm" svg:y="15.592cm">
            <draw:text-box>
              <text:p><text:span text:style-name="T1">T= 85°C</text:span></text:p>
            </draw:text-box>
          </draw:frame>
          <draw:frame draw:style-name="gr2" draw:text-style-name="P2" draw:layer="layout" svg:width="2.073cm" svg:height="0.738cm" svg:x="15.448cm" svg:y="8.692cm">
            <draw:text-box>
              <text:p><text:span text:style-name="T1">T= 85°C</text:span></text:p>
            </draw:text-box>
          </draw:frame>
          <draw:frame draw:style-name="gr2" draw:text-style-name="P2" draw:layer="layout" svg:width="2.073cm" svg:height="0.738cm" svg:x="15.448cm" svg:y="2.592cm">
            <draw:text-box>
              <text:p><text:span text:style-name="T1">T= 85°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08T11:26:56.69</meta:creation-date>
    <dc:date>2022-07-08T12:24:07.73</dc:date>
    <meta:editing-duration>PT50M33S</meta:editing-duration>
    <meta:editing-cycles>3</meta:editing-cycles>
    <meta:generator>OpenOffice/4.1.11$Win32 OpenOffice.org_project/4111m1$Build-9808</meta:generator>
    <meta:document-statistic meta:object-count="9"/>
  </office:meta>
</office:document-meta>
</file>